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I">
        <style:list-level-properties fo:text-align="end"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Akapitzlistą" style:list-style-name="LFO1" style:family="paragraph">
      <style:text-properties fo:font-size="12pt" style:font-size-asian="12pt" style:font-size-complex="12pt"/>
    </style:style>
    <style:style style:name="P3" style:parent-style-name="Normalny" style:family="paragraph">
      <style:paragraph-properties fo:margin-left="0.25in">
        <style:tab-stops/>
      </style:paragraph-properties>
    </style:style>
    <style:style style:name="T4" style:parent-style-name="Domyślnaczcionkaakapitu" style:family="text">
      <style:text-properties fo:font-size="12pt" style:font-size-asian="12pt" style:font-size-complex="12pt"/>
    </style:style>
    <style:style style:name="T5" style:parent-style-name="Domyślnaczcionkaakapitu" style:family="text">
      <style:text-properties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size="12pt" style:font-size-asian="12pt" style:font-size-complex="12pt"/>
    </style:style>
    <style:style style:name="T8" style:parent-style-name="Domyślnaczcionkaakapitu" style:family="text">
      <style:text-properties fo:font-size="12pt" style:font-size-asian="12pt" style:font-size-complex="12pt"/>
    </style:style>
    <style:style style:name="T9" style:parent-style-name="Domyślnaczcionkaakapitu" style:family="text">
      <style:text-properties fo:font-size="12pt" style:font-size-asian="12pt" style:font-size-complex="12pt"/>
    </style:style>
    <style:style style:name="T10" style:parent-style-name="Domyślnaczcionkaakapitu" style:family="text">
      <style:text-properties fo:font-size="12pt" style:font-size-asian="12pt" style:font-size-complex="12pt"/>
    </style:style>
    <style:style style:name="T11" style:parent-style-name="Domyślnaczcionkaakapitu" style:family="text">
      <style:text-properties fo:font-size="12pt" style:font-size-asian="12pt" style:font-size-complex="12pt"/>
    </style:style>
    <style:style style:name="T12" style:parent-style-name="Domyślnaczcionkaakapitu" style:family="text">
      <style:text-properties fo:font-size="12pt" style:font-size-asian="12pt" style:font-size-complex="12pt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P14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6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7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8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9" style:parent-style-name="Akapitzlistą" style:list-style-name="LFO2" style:family="paragraph">
      <style:text-properties fo:font-size="12pt" style:font-size-asian="12pt" style:font-size-complex="12pt"/>
    </style:style>
    <style:style style:name="P20" style:parent-style-name="Akapitzlistą" style:list-style-name="LFO2" style:family="paragraph">
      <style:text-properties fo:font-size="12pt" style:font-size-asian="12pt" style:font-size-complex="12pt"/>
    </style:style>
    <style:style style:name="P21" style:parent-style-name="Akapitzlistą" style:list-style-name="LFO2" style:family="paragraph">
      <style:text-properties fo:font-size="12pt" style:font-size-asian="12pt" style:font-size-complex="12pt"/>
    </style:style>
    <style:style style:name="P22" style:parent-style-name="Akapitzlistą" style:list-style-name="LFO2" style:family="paragraph">
      <style:text-properties fo:font-size="12pt" style:font-size-asian="12pt" style:font-size-complex="12pt"/>
    </style:style>
    <style:style style:name="P23" style:parent-style-name="Akapitzlistą" style:list-style-name="LFO2" style:family="paragraph">
      <style:text-properties fo:font-size="12pt" style:font-size-asian="12pt" style:font-size-complex="12pt"/>
    </style:style>
    <style:style style:name="P24" style:parent-style-name="Akapitzlistą" style:list-style-name="LFO2" style:family="paragraph">
      <style:text-properties fo:font-size="12pt" style:font-size-asian="12pt" style:font-size-complex="12pt"/>
    </style:style>
    <style:style style:name="P25" style:parent-style-name="Akapitzlistą" style:list-style-name="LFO2" style:family="paragraph">
      <style:text-properties fo:font-size="12pt" style:font-size-asian="12pt" style:font-size-complex="12pt"/>
    </style:style>
    <style:style style:name="P26" style:parent-style-name="Akapitzlistą" style:list-style-name="LFO2" style:family="paragraph">
      <style:text-properties fo:font-size="12pt" style:font-size-asian="12pt" style:font-size-complex="12pt"/>
    </style:style>
    <style:style style:name="P27" style:parent-style-name="Normalny" style:family="paragraph">
      <style:text-properties fo:font-size="12pt" style:font-size-asian="12pt" style:font-size-complex="12pt"/>
    </style:style>
    <style:style style:name="P28" style:parent-style-name="Normalny" style:family="paragraph">
      <style:text-properties fo:font-size="12pt" style:font-size-asian="12pt" style:font-size-complex="12pt"/>
    </style:style>
    <style:style style:name="P29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Agenci zarządzający</text:p>
      <text:list text:style-name="LFO1" text:continue-numbering="true">
        <text:list-item>
          <text:p text:style-name="P2">Co to jest agent, co robi agent?</text:p>
        </text:list-item>
      </text:list>
      <text:p text:style-name="P3"><text:span text:style-name="T4">Agent to autonomiczny<text:s/></text:span><text:span text:style-name="T5">program</text:span><text:span text:style-name="T6"><text:s/>zarządzający przyd</text:span><text:span text:style-name="T7">zielonymi przez serwer zadaniami</text:span><text:span text:style-name="T8">. Age</text:span><text:span text:style-name="T9">nt zarządzający może: załadować/usunąć zadanie</text:span><text:span text:style-name="T10">,<text:s/></text:span><text:span text:style-name="T11">uruchomić/zatrzymać/wznowić/zabić dany<text:s/></text:span><text:span text:style-name="T12">proces zgodnie z harmonogramem</text:span><text:span text:style-name="T13">, podać dane statystyczne serwerowi.</text:span></text:p>
      <text:p text:style-name="P14">Agent komunikuje się z serwerem (protokołem działającym na IPv6 i IPv4) wykorzystując mechanizm gniazd sieciowych.</text:p>
      <text:p text:style-name="P15">2.Zasady<text:s/>działania agenta.</text:p>
      <text:p text:style-name="P16">Agent<text:s/>po starcie łączy się<text:s/>z serwerem, następnie stale oczekuje na komunikaty wysyłane przez serwer.<text:s/>Po przyjściu komunikatu<text:s/>potwierdza jego otrzymanie a<text:s/>następnie<text:s/>analizuje jego treść według ustalonego protokołu. Potem wywołuje<text:s/>odpowiednią metodę w nowym wątku.<text:s/>Główny<text:s/>wątek dalej czeka na komunikaty<text:s/>od serwera,<text:s/>oraz wysyła raporty z wykonania innych wątków.</text:p>
      <text:p text:style-name="P17">3.Zarzadzanie<text:s/>zadaniami.</text:p>
      <text:p text:style-name="P18">Agent ma zdefiniowane<text:s/>metody, które będą wykonywane po otrzymaniu<text:s/>odpowiedniego<text:s/>polecenia<text:s/>z serwera. Lista poleceń:</text:p>
      <text:list text:style-name="LFO2" text:continue-numbering="true">
        <text:list-item>
          <text:p text:style-name="P19">Załadowanie nowego zadania</text:p>
        </text:list-item>
        <text:list-item>
          <text:p text:style-name="P20">Usunięcie zadania</text:p>
        </text:list-item>
        <text:list-item>
          <text:p text:style-name="P21">Uruchomienie zadania</text:p>
        </text:list-item>
        <text:list-item>
          <text:p text:style-name="P22">Zabicie zadania</text:p>
        </text:list-item>
        <text:list-item>
          <text:p text:style-name="P23">Zatrzymanie wykonywania zadania</text:p>
        </text:list-item>
        <text:list-item>
          <text:p text:style-name="P24">Wznowienie wykonywania zadania</text:p>
        </text:list-item>
        <text:list-item>
          <text:p text:style-name="P25">Synchronizacja czasu</text:p>
        </text:list-item>
        <text:list-item>
          <text:p text:style-name="P26">Potwierdzenie żywotności<text:s/></text:p>
        </text:list-item>
      </text:list>
      <text:p text:style-name="P27">Ad. I:</text:p>
      <text:p text:style-name="P28"><text:tab/></text:p>
      <text:p text:style-name="P29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I">
        <style:list-level-properties fo:text-align="end"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yk</meta:initial-creator>
    <dc:creator>eryk</dc:creator>
    <meta:creation-date>2015-11-11T23:24:00Z</meta:creation-date>
    <dc:date>2015-11-22T13:35:00Z</dc:date>
    <meta:template xlink:href="Normal.dotm" xlink:type="simple"/>
    <meta:editing-cycles>7</meta:editing-cycles>
    <meta:editing-duration>PT14700S</meta:editing-duration>
    <meta:document-statistic meta:page-count="1" meta:paragraph-count="2" meta:word-count="162" meta:character-count="1137" meta:row-count="8" meta:non-whitespace-character-count="977"/>
  </office:meta>
</office:document-meta>
</file>